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a re-submission of problem set 10 concerning the box dimension. The lack of explanation of the algorithm is fixed as that is now included. Also improved the graphs to demonstrate the asymptote that comes when the partitions become too small. Also the error with the computation of the box dimension of the graph was corrected though there results don't show the box dimension being between the expected values of two and three for the Lorenz attrac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4-16T13:47:53.11</meta:creation-date>
    <dc:date>2018-04-16T13:52:01.19</dc:date>
    <dc:creator>Dmitriy </dc:creator>
    <meta:editing-duration>PT4M7S</meta:editing-duration>
    <meta:editing-cycles>2</meta:editing-cycles>
    <meta:generator>OpenOffice/4.1.3$Win32 OpenOffice.org_project/413m1$Build-9783</meta:generator>
    <meta:document-statistic meta:table-count="0" meta:image-count="0" meta:object-count="0" meta:page-count="1" meta:paragraph-count="1" meta:word-count="77" meta:character-count="458"/>
  </office:meta>
</office:document-meta>
</file>